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700000084FE78CC63D6A2329C.png" manifest:media-type="image/png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MT" svg:font-family="ArialMT" style:font-family-generic="swiss"/>
    <style:font-face style:name="CMR12" svg:font-family="CMR12" style:font-family-generic="system"/>
    <style:font-face style:name="CMSSBX10" svg:font-family="CMSSBX10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441cm" fo:margin-left="0cm" table:align="left"/>
    </style:style>
    <style:style style:name="Tabelle1.A" style:family="table-column">
      <style:table-column-properties style:column-width="2.854cm"/>
    </style:style>
    <style:style style:name="Tabelle1.B" style:family="table-column">
      <style:table-column-properties style:column-width="4.138cm"/>
    </style:style>
    <style:style style:name="Tabelle1.C" style:family="table-column">
      <style:table-column-properties style:column-width="9.449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B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6.434cm" fo:margin-left="0cm" table:align="left"/>
    </style:style>
    <style:style style:name="Tabelle2.A" style:family="table-column">
      <style:table-column-properties style:column-width="16.434cm"/>
    </style:style>
    <style:style style:name="Tabelle2.A1" style:family="table-cell">
      <style:table-cell-properties fo:padding="0.097cm" fo:border="0.25pt solid #000000" style:writing-mode="lr-tb"/>
    </style:style>
    <style:style style:name="Tabelle3" style:family="table">
      <style:table-properties style:width="16.434cm" fo:margin-left="0cm" table:align="left"/>
    </style:style>
    <style:style style:name="Tabelle3.A" style:family="table-column">
      <style:table-column-properties style:column-width="16.434cm"/>
    </style:style>
    <style:style style:name="Tabelle3.A1" style:family="table-cell">
      <style:table-cell-properties fo:padding="0.097cm" fo:border="0.25pt solid #000000" style:writing-mode="lr-tb"/>
    </style:style>
    <style:style style:name="Tabelle4" style:family="table">
      <style:table-properties style:width="16.441cm" fo:margin-left="0cm" table:align="left"/>
    </style:style>
    <style:style style:name="Tabelle4.A" style:family="table-column">
      <style:table-column-properties style:column-width="1.588cm"/>
    </style:style>
    <style:style style:name="Tabelle4.B" style:family="table-column">
      <style:table-column-properties style:column-width="4.763cm"/>
    </style:style>
    <style:style style:name="Tabelle4.C" style:family="table-column">
      <style:table-column-properties style:column-width="10.091cm"/>
    </style:style>
    <style:style style:name="Tabel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elle4.C1" style:family="table-cell">
      <style:table-cell-properties style:vertical-align="middle"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6.434cm" fo:margin-left="0cm" table:align="left"/>
    </style:style>
    <style:style style:name="Tabelle5.A" style:family="table-column">
      <style:table-column-properties style:column-width="16.434cm"/>
    </style:style>
    <style:style style:name="Tabelle5.A1" style:family="table-cell">
      <style:table-cell-properties fo:padding="0.097cm" fo:border="0.25pt solid #000000" style:writing-mode="lr-tb"/>
    </style:style>
    <style:style style:name="Tabelle6" style:family="table">
      <style:table-properties style:width="16.434cm" fo:margin-left="0cm" table:align="left"/>
    </style:style>
    <style:style style:name="Tabelle6.A" style:family="table-column">
      <style:table-column-properties style:column-width="16.434cm"/>
    </style:style>
    <style:style style:name="Tabelle6.A1" style:family="table-cell">
      <style:table-cell-properties fo:padding="0.097cm" fo:border="0.25pt solid #000000" style:writing-mode="lr-tb"/>
    </style:style>
    <style:style style:name="Tabelle7" style:family="table">
      <style:table-properties style:width="16.434cm" fo:margin-left="0cm" table:align="left"/>
    </style:style>
    <style:style style:name="Tabelle7.A" style:family="table-column">
      <style:table-column-properties style:column-width="16.434cm"/>
    </style:style>
    <style:style style:name="Tabelle7.A1" style:family="table-cell">
      <style:table-cell-properties fo:padding="0.097cm" fo:border="0.25pt solid #000000" style:writing-mode="lr-tb"/>
    </style:style>
    <style:style style:name="P1" style:family="paragraph" style:parent-style-name="Fußzeile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line-height="100%"/>
      <style:text-properties style:font-name="Arial"/>
    </style:style>
    <style:style style:name="P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/>
    </style:style>
    <style:style style:name="P7" style:family="paragraph" style:parent-style-name="Standard" style:master-page-name="MP0">
      <style:paragraph-properties fo:margin-top="0cm" fo:margin-bottom="0cm" loext:contextual-spacing="false" fo:line-height="150%" fo:text-align="center" style:justify-single-word="false" style:page-number="auto" fo:break-before="page" style:text-autospace="none"/>
      <style:text-properties style:font-name="Arial" fo:font-size="14.5pt" style:font-size-asian="14.5pt" style:font-name-complex="CMR12" style:font-size-complex="14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rial" fo:font-size="20.5pt" fo:font-weight="bold" style:font-size-asian="20.5pt" style:font-weight-asian="bold" style:font-name-complex="CMSSBX10" style:font-size-complex="20.5pt"/>
    </style:style>
    <style:style style:name="P9" style:family="paragraph" style:parent-style-name="Standard">
      <style:paragraph-properties fo:margin-top="0cm" fo:margin-bottom="0cm" loext:contextual-spacing="false" style:text-autospace="none"/>
      <style:text-properties style:font-name="Arial" style:font-name-complex="CMSSBX10"/>
    </style:style>
    <style:style style:name="P10" style:family="paragraph" style:parent-style-name="Standard">
      <style:paragraph-properties fo:margin-top="0cm" fo:margin-bottom="0cm" loext:contextual-spacing="false" fo:line-height="150%" style:text-autospace="none"/>
      <style:text-properties style:font-name="Arial" style:font-name-complex="CMSSBX10" style:font-size-complex="12pt"/>
    </style:style>
    <style:style style:name="P11" style:family="paragraph" style:parent-style-name="Standard" style:list-style-name="L1">
      <style:paragraph-properties fo:margin-top="0cm" fo:margin-bottom="0cm" loext:contextual-spacing="false" fo:line-height="150%" style:text-autospace="none"/>
      <style:text-properties style:font-name="Arial" style:font-name-complex="CMSSBX10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Arial"/>
    </style:style>
    <style:style style:name="P13" style:family="paragraph" style:parent-style-name="Standard">
      <style:paragraph-properties fo:margin-top="0cm" fo:margin-bottom="0cm" loext:contextual-spacing="false" fo:line-height="150%" style:text-autospace="none"/>
      <style:text-properties style:font-name="Arial" fo:font-weight="bold" style:font-weight-asian="bold" style:font-name-complex="CMSSBX10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15" style:family="paragraph" style:parent-style-name="Standard">
      <style:paragraph-properties fo:margin-top="0cm" fo:margin-bottom="0cm" loext:contextual-spacing="false" fo:line-height="150%" style:text-autospace="none"/>
    </style:style>
    <style:style style:name="P16" style:family="paragraph" style:parent-style-name="Table_20_Contents">
      <style:paragraph-properties fo:margin-top="0cm" fo:margin-bottom="0cm" loext:contextual-spacing="false" fo:line-height="100%"/>
      <style:text-properties style:font-name="Arial" officeooo:rsid="00036dac" officeooo:paragraph-rsid="00036dac"/>
    </style:style>
    <style:style style:name="T1" style:family="text">
      <style:text-properties style:font-name="Arial" fo:font-size="14.5pt" fo:font-weight="bold" style:font-size-asian="14.5pt" style:font-weight-asian="bold" style:font-name-complex="CMSSBX10" style:font-size-complex="14.5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703128 PS/2 Web Services</text:h>
      <text:h text:style-name="P8" text:outline-level="1">Project Final Report</text:h>
      <text:h text:style-name="P9" text:outline-level="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am Name</text:p>
          </table:table-cell>
          <table:table-cell table:style-name="Tabelle1.B1" table:number-columns-spanned="2" office:value-type="string">
            <text:p text:style-name="P5">Team Travelcounsellor.eu</text:p>
          </table:table-cell>
          <table:covered-table-cell/>
        </table:table-row>
        <table:table-row>
          <table:table-cell table:style-name="Tabelle1.A2" office:value-type="string">
            <text:p text:style-name="P3">Members</text:p>
          </table:table-cell>
          <table:table-cell table:style-name="Tabelle1.A2" office:value-type="string">
            <text:p text:style-name="P4">Matrikel Nr.</text:p>
          </table:table-cell>
          <table:table-cell table:style-name="Tabelle1.C2" office:value-type="string">
            <text:p text:style-name="P4">Name</text:p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5">01316807</text:p>
          </table:table-cell>
          <table:table-cell table:style-name="Tabelle1.C2" office:value-type="string">
            <text:p text:style-name="P5">Tobias Folie</text:p>
          </table:table-cell>
        </table:table-row>
        <table:table-row>
          <table:table-cell table:style-name="Tabelle1.A2" office:value-type="string">
            <text:p text:style-name="P6">2</text:p>
          </table:table-cell>
          <table:table-cell table:style-name="Tabelle1.A2" office:value-type="string">
            <text:p text:style-name="P5">01418658</text:p>
          </table:table-cell>
          <table:table-cell table:style-name="Tabelle1.C2" office:value-type="string">
            <text:p text:style-name="P5">Etienne Bertin</text:p>
          </table:table-cell>
        </table:table-row>
        <table:table-row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5">01237572</text:p>
          </table:table-cell>
          <table:table-cell table:style-name="Tabelle1.C2" office:value-type="string">
            <text:p text:style-name="P5">Michael Allram</text:p>
          </table:table-cell>
        </table:table-row>
        <table:table-row>
          <table:table-cell table:style-name="Tabelle1.A2" office:value-type="string">
            <text:p text:style-name="P6">4</text:p>
          </table:table-cell>
          <table:table-cell table:style-name="Tabelle1.A2" office:value-type="string">
            <text:p text:style-name="P16">01217583</text:p>
          </table:table-cell>
          <table:table-cell table:style-name="Tabelle1.C2" office:value-type="string">
            <text:p text:style-name="P16">Alexander Klement</text:p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5"/>
          </table:table-cell>
        </table:table-row>
      </table:table>
      <text:h text:style-name="P9" text:outline-level="1"/>
      <text:h text:style-name="P9" text:outline-level="1"/>
      <text:h text:style-name="P15" text:outline-level="1"><text:span text:style-name="Absatz-Standardschriftart"><text:span text:style-name="T1">Project Pitch</text:span></text:span></text:h>
      <text:h text:style-name="P12" text:outline-level="1">Define the idea of your project in one sentence.</text:h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>Travel Counsellor provides a fast and easy way to plan a trip to various points of interest.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Standard"/>
      <text:h text:style-name="P15" text:outline-level="1"><text:span text:style-name="Absatz-Standardschriftart"><text:span text:style-name="T1">Project Detailed Description</text:span></text:span></text:h>
      <text:p text:style-name="P2">Define in detail your project idea, settings, and technical usage restrictions, limitations (they can be listed using bullet points, provide sufficient details)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The idea is to combine different services to find and display points of interest (e.g. a restaurant). The ideal setting is planning an evening in a city: Start with a restaurant, go to an ATM while on the way to an amusement park, and, finally, let the evening play out in a bar. Ratings, distance from the starting point, and current weather help you decide which place you want to visit. Finally, everything can be displayed in Google Maps. </text:p>
            <text:p text:style-name="P5"/>
            <text:p text:style-name="P5">The project is hosted on a dedicated server with “Plesk” as hosting platform. According to the system requirements for Plesk, a number of more than 10 unique visitors per seconds is no problem. Our software is designed so that there is a good balance between server and client workload. </text:p>
            <text:p text:style-name="P5"/>
            <text:p text:style-name="P5">As for restrictions and limitations:</text:p>
            <text:p text:style-name="P5">Google Places API initially only allows 1000 calls per day.</text:p>
            <text:p text:style-name="P5">Google Maps API allows 2500 calls per day.</text:p>
            <text:p text:style-name="P5">Yahoo Weather API has no restrictions.</text:p>
            <text:p text:style-name="P5">OpenStreetMap has a fair-use policy, so multiple requests per second are not allowed. </text:p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0" text:outline-level="1"/>
      <text:h text:style-name="P15" text:outline-level="1"><text:span text:style-name="Absatz-Standardschriftart"><text:span text:style-name="T1">Included Services</text:span></text:span></text:h>
      <text:h text:style-name="P10" text:outline-level="1">List and describe all external services you have currently included in your project and for each service, describe the following aspects:</text:h>
      <text:list xml:id="list507904256414336612" text:style-name="L1">
        <text:list-item>
          <text:p text:style-name="P11">What technologies do you currently use to communicate with the service (e.g. HTTP, SOAP, REST)</text:p>
        </text:list-item>
        <text:list-item>
          <text:p text:style-name="P11">Wha data format do you currently use to communicate with the service (e.g. XML, JSON)</text:p>
        </text:list-item>
        <text:list-item>
          <text:p text:style-name="P11">Which programming libraries do you currently use to send requests and analyze the received responses from the service, please be specific (e.g. Jersey, Spring Social, PHP, SOAP)</text:p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4">No.</text:p>
          </table:table-cell>
          <table:table-cell table:style-name="Tabelle4.A1" office:value-type="string">
            <text:p text:style-name="P4">Service Name</text:p>
          </table:table-cell>
          <table:table-cell table:style-name="Tabelle4.C1" office:value-type="string">
            <text:p text:style-name="P4">Description (e.g. technical details, its use, technologies involved, other remarks).</text:p>
          </table:table-cell>
        </table:table-row>
        <table:table-row>
          <table:table-cell table:style-name="Tabelle4.A2" office:value-type="string">
            <text:p text:style-name="P6">1</text:p>
          </table:table-cell>
          <table:table-cell table:style-name="Tabelle4.B2" office:value-type="string">
            <text:p text:style-name="P5">Google Places</text:p>
          </table:table-cell>
          <table:table-cell table:style-name="Tabelle4.C2" office:value-type="string">
            <text:p text:style-name="P5">HTTP GET- Request, JSON Response (API key needed)</text:p>
          </table:table-cell>
        </table:table-row>
        <table:table-row>
          <table:table-cell table:style-name="Tabelle4.A3" office:value-type="string">
            <text:p text:style-name="P6">2</text:p>
          </table:table-cell>
          <table:table-cell table:style-name="Tabelle4.B3" office:value-type="string">
            <text:p text:style-name="P5">Google Maps</text:p>
          </table:table-cell>
          <table:table-cell table:style-name="Tabelle4.C3" office:value-type="string">
            <text:p text:style-name="P5">HTTP GET-Request, hyperlinked</text:p>
          </table:table-cell>
        </table:table-row>
        <table:table-row>
          <table:table-cell table:style-name="Tabelle4.A4" office:value-type="string">
            <text:p text:style-name="P6">3</text:p>
          </table:table-cell>
          <table:table-cell table:style-name="Tabelle4.B4" office:value-type="string">
            <text:p text:style-name="P5">Yahoo Weather</text:p>
          </table:table-cell>
          <table:table-cell table:style-name="Tabelle4.C4" office:value-type="string">
            <text:p text:style-name="P5">HTTP Request with YQL Query, JSON Response </text:p>
          </table:table-cell>
        </table:table-row>
        <table:table-row>
          <table:table-cell table:style-name="Tabelle4.A5" office:value-type="string">
            <text:p text:style-name="P6">4</text:p>
          </table:table-cell>
          <table:table-cell table:style-name="Tabelle4.B5" office:value-type="string">
            <text:p text:style-name="P5">OpenStreetMap</text:p>
          </table:table-cell>
          <table:table-cell table:style-name="Tabelle4.C5" office:value-type="string">
            <text:p text:style-name="P5">HTTP GET-Request, JSON Response </text:p>
          </table:table-cell>
        </table:table-row>
      </table:table>
      <text:h text:style-name="P10" text:outline-level="1"/>
      <text:h text:style-name="P15" text:outline-level="1"><text:span text:style-name="Absatz-Standardschriftart"><text:span text:style-name="T1">Result</text:span></text:span></text:h>
      <text:h text:style-name="P10" text:outline-level="1">Describe your final implementation status, including the project’s user and machine to machine interfaces (put screenshots if necessary). Also, provide an URI to the resulting service and/or the project code if published online, e.g. as source code.</text:h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Travel Counsellor can be found at</text:p>
            <text:p text:style-name="P5">https://travelcounsellor.eu/</text:p>
            <text:p text:style-name="P5"/>
            <text:p text:style-name="P5">We managed to implement everything we set out to do.</text:p>
            <text:p text:style-name="P5">The user’s location or a given starting point can be used to find places that match specific categories. Together with the current weather, they are displayed in a list ordered by distance and rating. These places can be added to a “personal list,” which is stored in a DB based on cookies. This personal list can be displayed in a map on an extra page, where the order can be rearranged, or on google maps.</text:p>
            <text:p text:style-name="P5"/>
            <text:p text:style-name="P5"><text:soft-page-break/></text:p>
          </table:table-cell>
        </table:table-row>
      </table:table>
      <text:h text:style-name="P13" text:outline-level="1"/>
      <text:h text:style-name="P14" text:outline-level="1">Potential Further Societal and Economic Impacts</text:h>
      <text:h text:style-name="P10" text:outline-level="1">Describe your opinions on the added values of your project from the societal and economic standpoints. For example, how the project can help to create a new business (e.g. startup or a new service in an established company) and what would be necessary for it.</text:h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">From a societal standpoint, it could be said that travelcounsellor provides a solution to finding new places to go to, even in unknown cities, that is less cumbersome than other as it does not require any sign-up processes etc.</text:p>
            <text:p text:style-name="P5"/>
            <text:p text:style-name="P5">It should be possible to turn travelcounsellor into a proper business; everything from paid subscriptions with extended services to advertisement funding is possible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3" text:outline-level="1"/>
      <text:h text:style-name="P14" text:outline-level="1">Potential Future Work</text:h>
      <text:h text:style-name="P10" text:outline-level="1">Describe how you would progress with and/or improve your project, if you are to continue working on it.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5">Numerous additions to the display or functionality of our service could be possible.</text:p>
            <text:p text:style-name="P5">We could add a way to display extra details or a location on-lick while perusing the list of places, to give an example.</text:p>
            <text:p text:style-name="P5">The information we store based on people’s personal lists could be used to suggest especially popular places or ready-made itineraries of cities. It would also be possible to provide access to these data as a web service for KYC (Know your customer) functionality etc.</text:p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MT" svg:font-family="ArialMT" style:font-family-generic="swiss"/>
    <style:font-face style:name="CMR12" svg:font-family="CMR12" style:font-family-generic="system"/>
    <style:font-face style:name="CMSSBX10" svg:font-family="CMSSBX10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/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/>
      <style:text-properties fo:hyphenate="false"/>
    </style:style>
    <style:style style:name="Dokumentstruktur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Arial" style:font-family-complex="Arial" style:font-family-generic-complex="swiss" style:font-pitch-complex="variable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Absatz-Standardschriftart"/>
    <style:style style:name="Footer_20_Char" style:display-name="Footer Cha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MT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016cm" fo:margin-bottom="1.27cm" fo:margin-left="2.54cm" fo:margin-right="2.03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667cm" fo:margin-left="0cm" fo:margin-right="0cm" fo:margin-bottom="0cm" style:dynamic-spacing="true"/>
      </style:header-style>
      <style:footer-style>
        <style:header-footer-properties fo:min-height="0.76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width="16.434cm" style:rel-width="scale" svg:height="2.318cm" style:rel-height="scale" draw:z-index="2"><draw:image xlink:href="Pictures/10000201000003A700000084FE78CC63D6A2329C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ersch</meta:initial-creator>
    <meta:creation-date>2012-03-19T12:06:00Z</meta:creation-date>
    <dc:date>2018-01-26T01:26:09.016008229</dc:date>
    <meta:editing-cycles>61</meta:editing-cycles>
    <meta:editing-duration>PT1M24S</meta:editing-duration>
    <meta:document-statistic meta:table-count="7" meta:image-count="1" meta:object-count="0" meta:page-count="3" meta:paragraph-count="68" meta:word-count="729" meta:character-count="4420" meta:non-whitespace-character-count="3757"/>
    <meta:template xlink:type="simple" xlink:actuate="onRequest" xlink:title="" xlink:href="../../../../tmp/mozilla_kalle0/WS-1718-Project-Final-Report-Worksheet.odt/Normal"/>
  </office:meta>
</office:document-meta>
</file>